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background-color="#ff6309"/>
    </style:style>
    <style:style style:name="P2" style:family="paragraph" style:parent-style-name="Standard">
      <style:text-properties fo:background-color="transparent"/>
    </style:style>
    <style:style style:name="P3" style:family="paragraph" style:parent-style-name="Standard" style:list-style-name="L1">
      <style:text-properties fo:background-color="transparent"/>
    </style:style>
    <style:style style:name="P4" style:family="paragraph" style:parent-style-name="Standard">
      <style:paragraph-properties fo:margin-left="1.251cm" fo:margin-right="0cm" fo:text-indent="-0.635cm" style:auto-text-indent="false"/>
    </style:style>
    <style:style style:name="P5" style:family="paragraph" style:parent-style-name="Standard">
      <style:paragraph-properties fo:margin-left="1.251cm" fo:margin-right="0cm" fo:text-indent="-0.635cm" style:auto-text-indent="false"/>
      <style:text-properties fo:background-color="transparent"/>
    </style:style>
    <style:style style:name="T1" style:family="text">
      <style:text-properties fo:background-color="#ff6309"/>
    </style:style>
    <style:style style:name="T2" style:family="text">
      <style:text-properties fo:background-color="transparen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LA LANGUE SCHAERBEEKOISE <text:s/></text:p>
      <text:p text:style-name="P2">La Langue Schaerbeekoise récolte les mots utilisés par les différents groupes de population autour de la Cage aux Ours. Le projet veut favoriser la cohésion sociale entre différentes communautés tout en faisant entendre la richesse linguistique présente autour de la Cage aux Ours. L’arabe, le turc, le berbère, le néerlandais, le bruxellois, le swahili, l’espagnol, le polonais ne sont qu’une sélection de la variété de langues qui assaisonnent le français, la langue courante du quartier. Le dictionnaire de La Langue Schaerbeekoise est nourri de ces influences, il est ouvert au changement, flexible et organique. Le projet se déroule autour de la Place Verboeckhoven, aka la Cage aux Ours, entre 2009 et 2012. <text:s text:c="2"/></text:p>
      <text:p text:style-name="P2"><text:s/></text:p>
      <text:p text:style-name="P2">DE SCHAARBEEKSE TAAL <text:s/></text:p>
      <text:p text:style-name="P2">Het project De Schaarbeekse Taal verzamelt woorden die door verschillende bevolkingsgroepen rond de Berenkuil worden gebruikt. Het doel van het project is om de sociale cohesie tussen de verschillende gemeenschappen te bevorderen door de rijkdom te weerspiegelen van de talen die worden gesproken rondom de Berenkuil. Naast Frans, de gemeenschappelijke noemer, voegen het Arabisch, Turks, Berbers, Nederlands, Brussels Swahili, Spaans, Pools en veel andere talen hun smaken toe aan de taal die je hier op straat hoort. Het woordenboek van de Schaarbeekse Taal absorbeert die invloeden. Het is veranderlijk, buigbaar en organisch. Het project speelt zich af op en rond het Verboeckhovenplein, aka de Berenkuil, tussen 2009 en 2012. <text:s/></text:p>
      <text:p text:style-name="P2"/>
      <text:p text:style-name="P2">De woordenverzameling staat online op de website www.deschaarbeeksetaal.be. Daar vindt u ook alle informatie over de activeiten die tot nu toe plaatsvonden rondom de Berenkuil. </text:p>
      <text:p text:style-name="P2">Zo was er de 'Woordenwinkel' waar filmscreenings, luistermomenten werden georganiseerd; </text:p>
      <text:p text:style-name="P2">Er waren wandelingen en ontmoetingen samen met de bakkers, jonge hiphoppers, vrouwenorganisaties en culturele verenigingen in de buurt. </text:p>
      <text:p text:style-name="P2">Samen met bewoners en kunstenaars maakten we radio-uitzendingen over de verzamelde woorden. </text:p>
      <text:p text:style-name="P2">Op basis van de woorden werden nieuwe gedichten, audio-remixes en korte verhalen gemaakt. </text:p>
      <text:p text:style-name="P2"/>
      <text:p text:style-name="P4"><text:span text:style-name="T2">La collection de mots est disponible en ligne sur </text:span><text:a xlink:type="simple" xlink:href="http://www.lalangueschaerbeekoise.be/"><text:span text:style-name="T2">www.lalangueschaerbeekoise.be</text:span></text:a><text:span text:style-name="T2">. </text:span></text:p>
      <text:p text:style-name="P5">S'y trouve : </text:p>
      <text:list xml:id="list1895730619" text:style-name="L1">
        <text:list-item>
          <text:p text:style-name="P3">Toutes les activités qui ont lieu principalement autour de la cage aux ours. </text:p>
        </text:list-item>
        <text:list-item>
          <text:p text:style-name="P3">Le Magasin de mots où des projections de films et des sessions d'écoutes sont organisées, et des promenades, rencontres avec des boulangers, des jeunes hip-hop, des organisations culturelles et de femmes du quartier. </text:p>
        </text:list-item>
        <text:list-item>
          <text:p text:style-name="P3">Avec les habitants et des artistes, des émissions radio où des poèmes, des mix audio et des nouvelles ont été produites avec les mots rassemblés.</text:p>
        </text:list-item>
      </text:list>
      <text:p text:style-name="P2"><text:s/></text:p>
      <text:p text:style-name="P2">* 1 capture d'ecran du dico </text:p>
      <text:p text:style-name="P2">* 1 photo evenement </text:p>
      <text:p text:style-name="P2"/>
      <text:p text:style-name="P2">Zin om mee te doen? Dat kan. </text:p>
      <text:p text:style-name="P2">Op 12 Mei 2012 is er bijvoorbeeld de 'Schreeuw van de Berenkuil' met kunstenares Delphine Auby. Zij schreeuwt berichten van bewoners de straat op. Surrealistisch, aandoenlijk en ontluisterend. </text:p>
      <text:p text:style-name="P2">In september van dit jaar verschijnt het 'Woordenboek van de Schaarbeekse Taal'. Een handzaam boekje met de beste woorden uit de databank. Schrijf u alvast in voor een exemplaar via de website. </text:p>
      <text:p text:style-name="P2"/>
      <text:p text:style-name="P2">Vous en faire une idée? </text:p>
      <text:p text:style-name="P2">Langue Schaarbeekoise est un projet de l’asbl Constant. <text:s/></text:p>
      <text:p text:style-name="P2">Equipe : An Mertens, Clémentine Délahaut, Peter Westenberg. <text:s/></text:p>
      <text:p text:style-name="P2"/>
      <text:p text:style-name="P2">De Schaarbeekse taal is een project van Constant vzw. </text:p>
      <text:p text:style-name="P2"><text:soft-page-break/>Team: An Mertens, Clémentine Délahaut, Peter Westenberg. <text:s/></text:p>
      <text:p text:style-name="P2"/>
      <text:p text:style-name="P2">Contact: </text:p>
      <text:p text:style-name="P2">www.deschaarbeeksetaal.be - www.lalangueschaarbeekoise.be </text:p>
      <text:p text:style-name="P2">clementine@constantvzw.org </text:p>
      <text:p text:style-name="P2">tel: 02 539 2467 </text:p>
      <text:p text:style-name="P2">www.constantvzw.org </text:p>
      <text:p text:style-name="P2"/>
      <text:p text:style-name="P2">* Logo Constant </text:p>
      <text:p text:style-name="P2"/>
      <text:p text:style-name="P2">Het project wordt mogelijk gemaakt door financiële steun van het Brussels Hoofdstedelijk Gewest in het kader van het Wijkcontract Navez-Portaels. </text:p>
      <text:p text:style-name="P2">/ </text:p>
      <text:p text:style-name="P2">Le projet de La Langue Schaerbeekoise est possible gràce au support financier de la Région de Bruxelles-Capitale dans le cadre du Contrat de Quartier Navez-Portaels. <text:s/></text:p>
      <text:p text:style-name="P2"/>
      <text:p text:style-name="P2">* logo Gewest </text:p>
      <text:p text:style-name="P2">* logo gemeente </text:p>
      <text:p text:style-name="P2">* logo Renovas </text:p>
      <text:p text:style-name="P2"/>
      <text:p text:style-name="P2">Constant wordt ondersteund door: </text:p>
      <text:p text:style-name="P2">De Vlaamse Gemeenschapscommissie </text:p>
      <text:p text:style-name="P2">De Vlaamse Gemeenschap </text:p>
      <text:p text:style-name="P2"/>
      <text:p text:style-name="P2">* logo VG </text:p>
      <text:p text:style-name="P2">* logo VG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26T11:45:42</meta:creation-date>
    <dc:date>2012-05-03T07:53:31</dc:date>
    <meta:editing-duration>PT2M57S</meta:editing-duration>
    <meta:editing-cycles>1</meta:editing-cycles>
    <meta:generator>LibreOffice/3.3$Linux LibreOffice_project/330m19$Build-401</meta:generator>
    <meta:document-statistic meta:table-count="0" meta:image-count="0" meta:object-count="0" meta:page-count="2" meta:paragraph-count="43" meta:word-count="590" meta:character-count="3952"/>
    <dc:creator>Pierre Huyghebaert</dc:creator>
  </office:meta>
</office:document-meta>
</file>